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F000003C22EEAADA5A7C174E4.png" manifest:media-type="image/png"/>
  <manifest:file-entry manifest:full-path="Pictures/1000000100000742000001185D59D65004F1DD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422cm" svg:y="-1.402cm" svg:width="20.421cm" svg:height="6.167cm" draw:z-index="0"><draw:image xlink:href="Pictures/1000000100000742000001185D59D65004F1DD8D.png" xlink:type="simple" xlink:show="embed" xlink:actuate="onLoad" draw:mime-type="image/png"/></draw:frame><draw:frame draw:style-name="fr1" draw:name="Image2" text:anchor-type="char" svg:x="-0.556cm" svg:y="6.509cm" svg:width="17cm" svg:height="11.24cm" draw:z-index="1"><draw:image xlink:href="Pictures/10000001000005AF000003C22EEAADA5A7C174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5:05:09.720909467</meta:creation-date>
    <dc:date>2023-10-25T15:06:06.599976059</dc:date>
    <meta:editing-duration>PT5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